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8.737cm" fo:min-width="25.185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13.107cm" fo:min-width="16.292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8.737cm" fo:min-width="25.185cm" fo:padding-top="0.02cm" fo:padding-bottom="0cm" fo:padding-left="0cm" fo:padding-right="0cm" fo:wrap-option="wrap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top="0cm" fo:margin-bottom="0cm" fo:line-height="98%" fo:text-align="start"/>
    </style:style>
    <style:style style:name="P2" style:family="paragraph">
      <style:paragraph-properties fo:margin-left="0.599cm" fo:margin-right="0cm" fo:margin-top="0cm" fo:margin-bottom="0cm" fo:line-height="98%" fo:text-align="start" fo:text-indent="-0.571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3%" fo:text-align="center"/>
    </style:style>
    <style:style style:name="P5" style:family="paragraph">
      <style:paragraph-properties fo:margin-top="0cm" fo:margin-bottom="0cm" fo:line-height="115%" fo:text-align="start"/>
    </style:style>
    <style:style style:name="P6" style:family="paragraph">
      <style:paragraph-properties fo:margin-left="0cm" fo:margin-right="0cm" fo:margin-top="0cm" fo:margin-bottom="0cm" fo:line-height="115%" fo:text-align="start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93%" fo:text-align="start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margin-top="0cm" fo:margin-bottom="0cm" fo:line-height="93%" fo:text-align="center" style:font-independent-line-spacing="true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margin-top="0cm" fo:margin-bottom="0cm" fo:line-height="93%" fo:text-align="start" style:font-independent-line-spacing="true"/>
      <style:text-properties fo:font-size="22pt" style:text-underline-style="none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#ffffff" fo:font-weight="normal" style:font-name-asian="Georgia1" style:font-size-asian="22pt" style:font-style-asian="normal" style:font-weight-asian="normal" style:font-name-complex="DejaVu Sans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5.184cm" svg:height="18.756cm" svg:x="1.216cm" svg:y="0.54cm">
          <text:p text:style-name="P4"><text:span text:style-name="T2">Possessive</text:span></text:p>
          <text:p text:style-name="P5"><text:span text:style-name="T3"/></text:p>
          <text:list text:style-name="L2">
            <text:list-item>
              <text:p text:style-name="P6"><text:span text:style-name="T4">We use the possessive form to express a relation. Often the fact that someone has something or that something belongs to someone.</text:span></text:p>
            </text:list-item>
            <text:list-item>
              <text:p text:style-name="P6"><text:span text:style-name="T4">Says that the first noun belongs to, or is part of, the second noun.</text:span></text:p>
            </text:list-item>
            <text:list-item>
              <text:p text:style-name="P6"><text:span text:style-name="T4">We normally use of to talk about things, not about people or animals.</text:span></text:p>
            </text:list-item>
          </text:list>
          <text:p text:style-name="P6"><text:span text:style-name="T3"/></text:p>
          <text:p text:style-name="P6"><text:span text:style-name="T5">Structure</text:span></text:p>
          <text:p text:style-name="P6"><text:span text:style-name="T4">Noun + of + Noun [Not person or animal]</text:span></text:p>
          <text:p text:style-name="P6"><text:span text:style-name="T3"/></text:p>
          <text:p text:style-name="P6"><text:span text:style-name="T4">Example:</text:span></text:p>
          <text:p text:style-name="P6"><text:span text:style-name="T4">The King of Sweden is visiting next month.</text:span></text:p>
          <text:p text:style-name="P6"><text:span text:style-name="T4">Sweden’s king is visiting next month.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2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CustomShape 1" draw:style-name="gr3" draw:text-style-name="P9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1" draw:layer="layout" svg:width="25.184cm" svg:height="18.756cm" svg:x="1.216cm" svg:y="0.54cm">
          <text:p text:style-name="P10"><text:span text:style-name="T4">How to identify</text:span></text:p>
          <text:p text:style-name="P10"><text:span text:style-name="T5">Most of the case two noun place in a sequential order.</text:span></text:p>
          <text:p text:style-name="P10"><text:span text:style-name="T5"/></text:p>
          <text:p text:style-name="P10"><text:span text:style-name="T5">My friend’s name</text:span></text:p>
          <text:p text:style-name="P10"><text:span text:style-name="T5">I found someone’s coat here.</text:span></text:p>
          <text:p text:style-name="P10"><text:span text:style-name="T5">They visit each other’s root.</text:span></text:p>
          <text:p text:style-name="P10"><text:span text:style-name="T5">Peter’s idea.</text:span></text:p>
          <text:p text:style-name="P10"><text:span text:style-name="T5">Scotland’s river</text:span></text:p>
          <text:p text:style-name="P10"><text:span text:style-name="T5">The company’s head office.</text:span></text:p>
          <text:p text:style-name="P10"><text:span text:style-name="T5">Roger’s actions were later criticized.</text:span></text:p>
          <text:p text:style-name="P10"><text:span text:style-name="T5">The girl’s reply surprised me.</text:span></text:p>
          <text:p text:style-name="P10"><text:span text:style-name="T5">Peter’s promotion is well deserved.</text:span></text:p>
          <text:p text:style-name="P10"><text:span text:style-name="T5"/></text:p>
          <text:p text:style-name="P10"><text:span text:style-name="T5"/></text:p>
          <text:p text:style-name="P10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5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CustomShape 1" draw:style-name="gr6" draw:text-style-name="P9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2" draw:layer="layout" svg:width="25.184cm" svg:height="18.756cm" svg:x="1.216cm" svg:y="0.54cm">
          <text:p text:style-name="P10"><text:span text:style-name="T4">The name of my friend.</text:span></text:p>
          <text:p text:style-name="P10"><text:span text:style-name="T4">I found a coat of someone.</text:span></text:p>
          <text:p text:style-name="P10"><text:span text:style-name="T4">The idea of Peter.</text:span></text:p>
          <text:p text:style-name="P10"><text:span text:style-name="T4">The river of Scotland.</text:span></text:p>
          <text:p text:style-name="P10"><text:span text:style-name="T4">The head office of the company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5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9-03-17T19:04:52.853924738</dc:date>
    <meta:editing-cycles>1040</meta:editing-cycles>
    <meta:editing-duration>P1DT10H42M57S</meta:editing-duration>
    <meta:generator>LibreOffice/5.1.6.2$Linux_X86_64 LibreOffice_project/10m0$Build-2</meta:generator>
    <meta:document-statistic meta:object-count="30"/>
  </office:meta>
</office:document-meta>
</file>